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4.291cm" fo:min-width="5.27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43cm"/>
    </style:style>
    <style:style style:name="gr4" style:family="graphic" style:parent-style-name="standard">
      <style:graphic-properties draw:stroke="none" svg:stroke-color="#000000" draw:fill="none" draw:fill-color="#ffffff" fo:min-height="1.90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9.906cm"/>
    </style:style>
    <style:style style:name="gr6" style:family="graphic" style:parent-style-name="standard">
      <style:graphic-properties draw:stroke="none" svg:stroke-color="#000000" draw:fill="none" draw:fill-color="#ffffff" fo:min-height="1.49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fo:min-height="0.63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ffff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2.604cm" style:use-optimal-column-width="false"/>
    </style:style>
    <style:style style:name="co2" style:family="table-column">
      <style:table-column-properties style:column-width="1.516cm" style:use-optimal-column-width="false"/>
    </style:style>
    <style:style style:name="co3" style:family="table-column">
      <style:table-column-properties style:column-width="6.273cm" style:use-optimal-column-width="false"/>
    </style:style>
    <style:style style:name="ro1" style:family="table-row">
      <style:table-row-properties style:row-height="1.287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28cm"/>
    </style:style>
    <style:style style:name="ce1" style:family="table-cell">
      <loext:graphic-properties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text-underline-style="none" style:font-size-asian="18pt" style:font-size-complex="18pt"/>
    </style:style>
    <style:style style:name="ce2" style:family="table-cell">
      <loext:graphic-properties draw:fill-color="#ffffff" draw:textarea-vertical-align="middle"/>
      <style:paragraph-properties fo:text-align="center" fo:border-left="0.03pt solid #000000" fo:border-right="0.03pt solid #000000" fo:border-top="none" fo:border-bottom="none"/>
      <style:text-properties fo:font-size="18pt" style:text-underline-style="none" style:font-size-asian="18pt" style:font-size-complex="18pt"/>
    </style:style>
    <style:style style:name="ce3" style:family="table-cell">
      <loext:graphic-properties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text-underline-style="none" style:font-size-asian="18pt" style:font-size-complex="1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style:paragraph-properties fo:text-align="center"/>
      <style:text-properties fo:font-size="18pt" style:text-underline-style="none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style:font-size-asian="14pt" style:font-size-complex="14pt" style:text-overline-style="solid" style:text-overline-width="auto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 style:text-overline-style="solid" style:text-overline-width="auto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style:text-position="0% 100%" fo:font-size="12pt" style:font-size-asian="12pt" style:font-size-complex="12pt" style:text-overline-style="solid" style:text-overline-width="auto" style:text-overline-color="font-color"/>
    </style:style>
    <style:style style:name="T6" style:family="text">
      <style:text-properties fo:font-size="12pt" style:font-size-asian="12pt" style:font-size-complex="12pt" style:text-overline-style="none" style:text-overline-color="font-color"/>
    </style:style>
    <style:style style:name="T7" style:family="text">
      <style:text-properties style:text-position="0% 100%" fo:font-size="12pt" style:font-size-asian="12pt" style:font-size-complex="12pt" style:text-overline-style="none" style:text-overline-color="font-color"/>
    </style:style>
    <style:style style:name="T8" style:family="text">
      <style:text-properties style:text-position="-33% 58%" fo:font-size="12pt" style:font-size-asian="12pt" style:font-size-complex="12pt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71cm" svg:height="14.541cm" svg:x="0.389cm" svg:y="1.86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392cm" svg:height="14.545cm" svg:x="10.117cm" svg:y="1.864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0 0 0</text:p>
              </table:table-cell>
              <table:table-cell>
                <text:p text:style-name="P3">0</text:p>
              </table:table-cell>
              <table:table-cell>
                <text:p text:style-name="P3">NOOP</text:p>
              </table:table-cell>
            </table:table-row>
            <table:table-row table:style-name="ro1" table:default-cell-style-name="ce2">
              <table:table-cell>
                <text:p text:style-name="P3">0 0 1</text:p>
              </table:table-cell>
              <table:table-cell>
                <text:p text:style-name="P3">0</text:p>
              </table:table-cell>
              <table:table-cell>
                <text:p text:style-name="P3">PRESET</text:p>
              </table:table-cell>
            </table:table-row>
            <table:table-row table:style-name="ro1" table:default-cell-style-name="ce2">
              <table:table-cell>
                <text:p text:style-name="P3">0 1 0</text:p>
              </table:table-cell>
              <table:table-cell>
                <text:p text:style-name="P3">0</text:p>
              </table:table-cell>
              <table:table-cell>
                <text:p text:style-name="P3">SETVALYJ</text:p>
              </table:table-cell>
            </table:table-row>
            <table:table-row table:style-name="ro1" table:default-cell-style-name="ce2">
              <table:table-cell>
                <text:p text:style-name="P3">0 0 0</text:p>
              </table:table-cell>
              <table:table-cell>
                <text:p text:style-name="P3">1</text:p>
              </table:table-cell>
              <table:table-cell>
                <text:p text:style-name="P3">NOOP</text:p>
              </table:table-cell>
            </table:table-row>
            <table:table-row table:style-name="ro1" table:default-cell-style-name="ce2">
              <table:table-cell>
                <text:p text:style-name="P3">0 1 1</text:p>
              </table:table-cell>
              <table:table-cell>
                <text:p text:style-name="P3">0</text:p>
              </table:table-cell>
              <table:table-cell>
                <text:p text:style-name="P3">DEC</text:p>
              </table:table-cell>
            </table:table-row>
            <table:table-row table:style-name="ro2" table:default-cell-style-name="ce2">
              <table:table-cell>
                <text:p text:style-name="P3">1 0 0</text:p>
              </table:table-cell>
              <table:table-cell>
                <text:p text:style-name="P3">0</text:p>
              </table:table-cell>
              <table:table-cell>
                <text:p text:style-name="P3">COMPYGETARR</text:p>
              </table:table-cell>
            </table:table-row>
            <table:table-row table:style-name="ro1" table:default-cell-style-name="ce2">
              <table:table-cell>
                <text:p text:style-name="P3">1 0 1</text:p>
              </table:table-cell>
              <table:table-cell>
                <text:p text:style-name="P3">0</text:p>
              </table:table-cell>
              <table:table-cell>
                <text:p text:style-name="P3">COMPYSETJ</text:p>
              </table:table-cell>
            </table:table-row>
            <table:table-row table:style-name="ro1" table:default-cell-style-name="ce2">
              <table:table-cell>
                <text:p text:style-name="P3">1 1 0</text:p>
              </table:table-cell>
              <table:table-cell>
                <text:p text:style-name="P3">0</text:p>
              </table:table-cell>
              <table:table-cell>
                <text:p text:style-name="P3">SETV</text:p>
              </table:table-cell>
            </table:table-row>
            <table:table-row table:style-name="ro1" table:default-cell-style-name="ce2">
              <table:table-cell>
                <text:p text:style-name="P3">0 0 1</text:p>
              </table:table-cell>
              <table:table-cell>
                <text:p text:style-name="P3">0</text:p>
              </table:table-cell>
              <table:table-cell>
                <text:p text:style-name="P3">HASENDED</text:p>
              </table:table-cell>
            </table:table-row>
            <table:table-row table:style-name="ro1" table:default-cell-style-name="ce2">
              <table:table-cell>
                <text:p text:style-name="P3">0 1 0</text:p>
              </table:table-cell>
              <table:table-cell>
                <text:p text:style-name="P3">0</text:p>
              </table:table-cell>
              <table:table-cell>
                <text:p text:style-name="P3">SETARRJ</text:p>
              </table:table-cell>
            </table:table-row>
            <table:table-row table:style-name="ro3" table:default-cell-style-name="ce3">
              <table:table-cell>
                <text:p text:style-name="P3">1 1 1</text:p>
              </table:table-cell>
              <table:table-cell>
                <text:p text:style-name="P3">0</text:p>
              </table:table-cell>
              <table:table-cell>
                <text:p text:style-name="P3">INCYSETARR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4" draw:layer="layout" svg:x1="6.16cm" svg:y1="2.499cm" svg:x2="10.087cm" svg:y2="2.499cm">
          <text:p/>
        </draw:line>
        <draw:frame draw:style-name="gr3" draw:text-style-name="P6" draw:layer="layout" svg:width="5.242cm" svg:height="0.826cm" svg:x="6.284cm" svg:y="1.821cm">
          <draw:text-box>
            <text:p text:style-name="P5"><text:span text:style-name="T1">INICIO</text:span><text:span text:style-name="T2">·</text:span><text:span text:style-name="T1">y</text:span><text:span text:style-name="T3">2</text:span><text:span text:style-name="T4">·</text:span><text:span text:style-name="T5">y</text:span><text:span text:style-name="T3">1</text:span><text:span text:style-name="T4">·</text:span><text:span text:style-name="T5">y</text:span><text:span text:style-name="T3">3</text:span></text:p>
          </draw:text-box>
        </draw:frame>
        <draw:line draw:style-name="gr2" draw:text-style-name="P4" draw:layer="layout" svg:x1="6.16cm" svg:y1="3.832cm" svg:x2="10.087cm" svg:y2="3.832cm">
          <text:p/>
        </draw:line>
        <draw:frame draw:style-name="gr3" draw:text-style-name="P7" draw:layer="layout" svg:width="5.242cm" svg:height="0.826cm" svg:x="6.284cm" svg:y="3.154cm">
          <draw:text-box>
            <text:p text:style-name="P5"><text:span text:style-name="T6">INICIO</text:span><text:span text:style-name="T2">·</text:span><text:span text:style-name="T1">y</text:span><text:span text:style-name="T3">2</text:span><text:span text:style-name="T4">·</text:span><text:span text:style-name="T5">y</text:span><text:span text:style-name="T3">1</text:span><text:span text:style-name="T4">·</text:span><text:span text:style-name="T5">y</text:span><text:span text:style-name="T3">3</text:span></text:p>
          </draw:text-box>
        </draw:frame>
        <draw:line draw:style-name="gr2" draw:text-style-name="P4" draw:layer="layout" svg:x1="6.16cm" svg:y1="5.081cm" svg:x2="10.087cm" svg:y2="5.081cm">
          <text:p/>
        </draw:line>
        <draw:frame draw:style-name="gr3" draw:text-style-name="P7" draw:layer="layout" svg:width="5.242cm" svg:height="0.826cm" svg:x="6.284cm" svg:y="4.403cm">
          <draw:text-box>
            <text:p text:style-name="P5"><text:span text:style-name="T6">T</text:span><text:span text:style-name="T2">·</text:span><text:span text:style-name="T1">y</text:span><text:span text:style-name="T3">2</text:span><text:span text:style-name="T4">·</text:span><text:span text:style-name="T5">y</text:span><text:span text:style-name="T3">1</text:span><text:span text:style-name="T4">·</text:span><text:span text:style-name="T7">y</text:span><text:span text:style-name="T3">3</text:span></text:p>
          </draw:text-box>
        </draw:frame>
        <draw:line draw:style-name="gr2" draw:text-style-name="P4" draw:layer="layout" svg:x1="6.16cm" svg:y1="6.393cm" svg:x2="10.087cm" svg:y2="6.393cm">
          <text:p/>
        </draw:line>
        <draw:frame draw:style-name="gr3" draw:text-style-name="P7" draw:layer="layout" svg:width="5.242cm" svg:height="0.826cm" svg:x="6.284cm" svg:y="5.715cm">
          <draw:text-box>
            <text:p text:style-name="P5"><text:span text:style-name="T1">T</text:span><text:span text:style-name="T2">·</text:span><text:span text:style-name="T1">y</text:span><text:span text:style-name="T3">2</text:span><text:span text:style-name="T4">·</text:span><text:span text:style-name="T5">y</text:span><text:span text:style-name="T3">1</text:span><text:span text:style-name="T4">·</text:span><text:span text:style-name="T5">y</text:span><text:span text:style-name="T3">3</text:span></text:p>
          </draw:text-box>
        </draw:frame>
        <draw:line draw:style-name="gr2" draw:text-style-name="P4" draw:layer="layout" svg:x1="6.16cm" svg:y1="7.727cm" svg:x2="10.087cm" svg:y2="7.727cm">
          <text:p/>
        </draw:line>
        <draw:frame draw:style-name="gr3" draw:text-style-name="P7" draw:layer="layout" svg:width="5.242cm" svg:height="0.826cm" svg:x="6.284cm" svg:y="7.049cm">
          <draw:text-box>
            <text:p text:style-name="P5"><text:span text:style-name="T1">y</text:span><text:span text:style-name="T3">2</text:span><text:span text:style-name="T4">·</text:span><text:span text:style-name="T7">y</text:span><text:span text:style-name="T3">1</text:span><text:span text:style-name="T4">·</text:span><text:span text:style-name="T5">y</text:span><text:span text:style-name="T3">3</text:span></text:p>
          </draw:text-box>
        </draw:frame>
        <draw:line draw:style-name="gr2" draw:text-style-name="P4" draw:layer="layout" svg:x1="6.16cm" svg:y1="9.209cm" svg:x2="10.087cm" svg:y2="9.209cm">
          <text:p/>
        </draw:line>
        <draw:frame draw:style-name="gr3" draw:text-style-name="P7" draw:layer="layout" svg:width="5.242cm" svg:height="0.826cm" svg:x="6.284cm" svg:y="8.531cm">
          <draw:text-box>
            <text:p text:style-name="P5"><text:span text:style-name="T1">y</text:span><text:span text:style-name="T3">2</text:span><text:span text:style-name="T4">·</text:span><text:span text:style-name="T7">y</text:span><text:span text:style-name="T3">1</text:span><text:span text:style-name="T4">·</text:span><text:span text:style-name="T7">y</text:span><text:span text:style-name="T3">3</text:span></text:p>
          </draw:text-box>
        </draw:frame>
        <draw:line draw:style-name="gr2" draw:text-style-name="P4" draw:layer="layout" svg:x1="6.16cm" svg:y1="10.648cm" svg:x2="10.087cm" svg:y2="10.648cm">
          <text:p/>
        </draw:line>
        <draw:frame draw:style-name="gr3" draw:text-style-name="P7" draw:layer="layout" svg:width="5.242cm" svg:height="0.826cm" svg:x="6.284cm" svg:y="9.97cm">
          <draw:text-box>
            <text:p text:style-name="P5"><text:span text:style-name="T6">y</text:span><text:span text:style-name="T3">2</text:span><text:span text:style-name="T4">·</text:span><text:span text:style-name="T5">y</text:span><text:span text:style-name="T3">1</text:span><text:span text:style-name="T4">·</text:span><text:span text:style-name="T5">y</text:span><text:span text:style-name="T3">3</text:span></text:p>
          </draw:text-box>
        </draw:frame>
        <draw:line draw:style-name="gr2" draw:text-style-name="P4" draw:layer="layout" svg:x1="6.16cm" svg:y1="11.939cm" svg:x2="10.087cm" svg:y2="11.939cm">
          <text:p/>
        </draw:line>
        <draw:frame draw:style-name="gr3" draw:text-style-name="P7" draw:layer="layout" svg:width="5.242cm" svg:height="0.826cm" svg:x="6.284cm" svg:y="11.261cm">
          <draw:text-box>
            <text:p text:style-name="P5"><text:span text:style-name="T6">y</text:span><text:span text:style-name="T3">2</text:span><text:span text:style-name="T4">·</text:span><text:span text:style-name="T5">y</text:span><text:span text:style-name="T3">1</text:span><text:span text:style-name="T4">·</text:span><text:span text:style-name="T7">y</text:span><text:span text:style-name="T3">3</text:span></text:p>
          </draw:text-box>
        </draw:frame>
        <draw:line draw:style-name="gr2" draw:text-style-name="P4" draw:layer="layout" svg:x1="6.16cm" svg:y1="11.94cm" svg:x2="10.087cm" svg:y2="11.94cm">
          <text:p/>
        </draw:line>
        <draw:line draw:style-name="gr2" draw:text-style-name="P4" draw:layer="layout" svg:x1="6.16cm" svg:y1="14.479cm" svg:x2="10.087cm" svg:y2="14.479cm">
          <text:p/>
        </draw:line>
        <draw:frame draw:style-name="gr3" draw:text-style-name="P7" draw:layer="layout" svg:width="5.242cm" svg:height="0.826cm" svg:x="6.284cm" svg:y="13.801cm">
          <draw:text-box>
            <text:p text:style-name="P5"><text:span text:style-name="T6">V</text:span><text:span text:style-name="T2">·</text:span><text:span text:style-name="T6">y</text:span><text:span text:style-name="T3">2</text:span><text:span text:style-name="T4">·</text:span><text:span text:style-name="T7">y</text:span><text:span text:style-name="T3">1</text:span><text:span text:style-name="T4">·</text:span><text:span text:style-name="T5">y</text:span><text:span text:style-name="T3">3</text:span></text:p>
          </draw:text-box>
        </draw:frame>
        <draw:line draw:style-name="gr2" draw:text-style-name="P4" draw:layer="layout" svg:x1="6.16cm" svg:y1="13.232cm" svg:x2="10.087cm" svg:y2="13.232cm">
          <text:p/>
        </draw:line>
        <draw:frame draw:style-name="gr3" draw:text-style-name="P7" draw:layer="layout" svg:width="5.242cm" svg:height="0.826cm" svg:x="6.284cm" svg:y="12.554cm">
          <draw:text-box>
            <text:p text:style-name="P5"><text:span text:style-name="T6">y</text:span><text:span text:style-name="T3">2</text:span><text:span text:style-name="T4">·</text:span><text:span text:style-name="T7">y</text:span><text:span text:style-name="T3">1</text:span><text:span text:style-name="T4">·</text:span><text:span text:style-name="T7">y</text:span><text:span text:style-name="T3">3</text:span></text:p>
          </draw:text-box>
        </draw:frame>
        <draw:line draw:style-name="gr2" draw:text-style-name="P4" draw:layer="layout" svg:x1="6.16cm" svg:y1="15.791cm" svg:x2="10.087cm" svg:y2="15.791cm">
          <text:p/>
        </draw:line>
        <draw:frame draw:style-name="gr3" draw:text-style-name="P7" draw:layer="layout" svg:width="5.242cm" svg:height="0.826cm" svg:x="6.284cm" svg:y="15.113cm">
          <draw:text-box>
            <text:p text:style-name="P5"><text:span text:style-name="T1">V</text:span><text:span text:style-name="T6">·y</text:span><text:span text:style-name="T8">2</text:span><text:span text:style-name="T7">·y</text:span><text:span text:style-name="T8">1</text:span><text:span text:style-name="T5">·y</text:span><text:span text:style-name="T8">3</text:span></text:p>
          </draw:text-box>
        </draw:frame>
        <draw:frame draw:style-name="gr4" draw:text-style-name="P8" draw:layer="layout" svg:width="5.85cm" svg:height="2.159cm" svg:x="1.151cm" svg:y="7.938cm">
          <draw:text-box>
            <text:p>PLANO AND</text:p>
          </draw:text-box>
        </draw:frame>
        <draw:frame draw:style-name="gr4" draw:text-style-name="P8" draw:layer="layout" svg:width="5.85cm" svg:height="2.159cm" svg:x="10.032cm" svg:y="0.975cm">
          <draw:text-box>
            <text:p>PLANO OR</text:p>
          </draw:text-box>
        </draw:frame>
        <draw:custom-shape draw:style-name="gr5" draw:text-style-name="P1" draw:layer="layout" svg:width="10.406cm" svg:height="2.286cm" svg:x="10.12cm" svg:y="18.462cm">
          <text:p text:style-name="P9">REGISTRO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0.884cm" svg:y1="16.43cm" svg:x2="10.884cm" svg:y2="18.504cm">
          <text:p/>
        </draw:line>
        <draw:line draw:style-name="gr2" draw:text-style-name="P4" draw:layer="layout" svg:x1="11.405cm" svg:y1="16.43cm" svg:x2="11.405cm" svg:y2="18.504cm">
          <text:p/>
        </draw:line>
        <draw:line draw:style-name="gr2" draw:text-style-name="P4" draw:layer="layout" svg:x1="11.926cm" svg:y1="16.43cm" svg:x2="11.926cm" svg:y2="18.504cm">
          <text:p/>
        </draw:line>
        <draw:frame draw:style-name="gr6" draw:text-style-name="P10" draw:layer="layout" svg:width="0.963cm" svg:height="1.741cm" svg:x="10.205cm" svg:y="16.747cm">
          <draw:text-box>
            <text:p text:style-name="P5"><text:span text:style-name="T4">y</text:span><text:span text:style-name="T3">2</text:span></text:p>
          </draw:text-box>
        </draw:frame>
        <draw:frame draw:style-name="gr6" draw:text-style-name="P10" draw:layer="layout" svg:width="0.963cm" svg:height="1.741cm" svg:x="10.759cm" svg:y="16.748cm">
          <draw:text-box>
            <text:p text:style-name="P5"><text:span text:style-name="T2">y</text:span><text:span text:style-name="T3">1</text:span></text:p>
          </draw:text-box>
        </draw:frame>
        <draw:frame draw:style-name="gr6" draw:text-style-name="P10" draw:layer="layout" svg:width="0.963cm" svg:height="1.741cm" svg:x="11.313cm" svg:y="16.749cm">
          <draw:text-box>
            <text:p text:style-name="P5"><text:span text:style-name="T2">y</text:span><text:span text:style-name="T3">0</text:span></text:p>
          </draw:text-box>
        </draw:frame>
        <draw:polyline draw:style-name="gr7" draw:text-style-name="P4" draw:layer="layout" svg:width="5.249cm" svg:height="6.157cm" draw:transform="rotate (-1.5707963267949) translate (10.951cm 16.387cm)" svg:viewBox="0 0 5250 6158" draw:points="4361,0 5250,0 5250,6158 0,6158">
          <text:p/>
        </draw:polyline>
        <draw:line draw:style-name="gr2" draw:text-style-name="P4" draw:layer="layout" svg:x1="4.793cm" svg:y1="18.144cm" svg:x2="4.793cm" svg:y2="16.387cm">
          <text:p/>
        </draw:line>
        <draw:polyline draw:style-name="gr7" draw:text-style-name="P4" draw:layer="layout" svg:width="5.481cm" svg:height="7.434cm" draw:transform="rotate (-1.5707963267949) translate (11.411cm 16.409cm)" svg:viewBox="0 0 5482 7435" draw:points="4318,0 5482,0 5482,7435 0,7435">
          <text:p/>
        </draw:polyline>
        <draw:line draw:style-name="gr2" draw:text-style-name="P4" draw:layer="layout" svg:x1="3.979cm" svg:y1="18.144cm" svg:x2="3.979cm" svg:y2="16.387cm">
          <text:p/>
        </draw:line>
        <draw:polyline draw:style-name="gr7" draw:text-style-name="P4" draw:layer="layout" svg:width="5.863cm" svg:height="8.78cm" draw:transform="rotate (-1.5707963267949) translate (11.913cm 16.387cm)" svg:viewBox="0 0 5864 8781" draw:points="4361,0 5864,0 5864,8781 0,8781">
          <text:p/>
        </draw:polyline>
        <draw:line draw:style-name="gr2" draw:text-style-name="P4" draw:layer="layout" svg:x1="3.13cm" svg:y1="18.144cm" svg:x2="3.13cm" svg:y2="16.387cm">
          <text:p/>
        </draw:line>
        <draw:frame draw:style-name="gr6" draw:text-style-name="P10" draw:layer="layout" svg:width="0.963cm" svg:height="1.741cm" svg:x="10.206cm" svg:y="20.719cm">
          <draw:text-box>
            <text:p text:style-name="P5"><text:span text:style-name="T4">y</text:span><text:span text:style-name="T3">2</text:span></text:p>
          </draw:text-box>
        </draw:frame>
        <draw:frame draw:style-name="gr6" draw:text-style-name="P10" draw:layer="layout" svg:width="0.963cm" svg:height="1.741cm" svg:x="10.76cm" svg:y="20.72cm">
          <draw:text-box>
            <text:p text:style-name="P5"><text:span text:style-name="T2">y</text:span><text:span text:style-name="T3">1</text:span></text:p>
          </draw:text-box>
        </draw:frame>
        <draw:frame draw:style-name="gr6" draw:text-style-name="P10" draw:layer="layout" svg:width="0.963cm" svg:height="1.741cm" svg:x="11.314cm" svg:y="20.721cm">
          <draw:text-box>
            <text:p text:style-name="P5"><text:span text:style-name="T2">y</text:span><text:span text:style-name="T3">0</text:span></text:p>
          </draw:text-box>
        </draw:frame>
        <draw:line draw:style-name="gr2" draw:text-style-name="P4" draw:layer="layout" svg:x1="13.493cm" svg:y1="16.43cm" svg:x2="13.493cm" svg:y2="18.504cm">
          <text:p/>
        </draw:line>
        <draw:line draw:style-name="gr2" draw:text-style-name="P4" draw:layer="layout" svg:x1="15.445cm" svg:y1="16.43cm" svg:x2="15.445cm" svg:y2="18.504cm">
          <text:p/>
        </draw:line>
        <draw:line draw:style-name="gr2" draw:text-style-name="P4" draw:layer="layout" svg:x1="16.48cm" svg:y1="16.43cm" svg:x2="16.48cm" svg:y2="18.504cm">
          <text:p/>
        </draw:line>
        <draw:frame draw:style-name="gr8" draw:text-style-name="P10" draw:layer="layout" svg:width="1.184cm" svg:height="0.725cm" svg:x="12.483cm" svg:y="17.024cm">
          <draw:text-box>
            <text:p><text:span text:style-name="T2">FIN</text:span></text:p>
          </draw:text-box>
        </draw:frame>
        <draw:line draw:style-name="gr2" draw:text-style-name="P4" draw:layer="layout" svg:x1="13.493cm" svg:y1="20.748cm" svg:x2="13.493cm" svg:y2="22.822cm">
          <text:p/>
        </draw:line>
        <draw:frame draw:style-name="gr8" draw:text-style-name="P10" draw:layer="layout" svg:width="1.184cm" svg:height="0.725cm" svg:x="12.483cm" svg:y="21.342cm">
          <draw:text-box>
            <text:p><text:span text:style-name="T2">FIN</text:span></text:p>
          </draw:text-box>
        </draw:frame>
        <draw:frame draw:style-name="gr8" draw:text-style-name="P10" draw:layer="layout" svg:width="1.611cm" svg:height="0.725cm" svg:x="14.011cm" svg:y="16.911cm">
          <draw:text-box>
            <text:p><text:span text:style-name="T2">Z1,Z2</text:span></text:p>
          </draw:text-box>
        </draw:frame>
        <draw:frame draw:style-name="gr8" draw:text-style-name="P10" draw:layer="layout" svg:width="1.611cm" svg:height="0.725cm" svg:x="16.432cm" svg:y="16.912cm">
          <draw:text-box>
            <text:p><text:span text:style-name="T2">Z3-14</text:span></text:p>
          </draw:text-box>
        </draw:frame>
        <draw:line draw:style-name="gr2" draw:text-style-name="P4" draw:layer="layout" svg:x1="18.261cm" svg:y1="16.43cm" svg:x2="18.261cm" svg:y2="18.504cm">
          <text:p/>
        </draw:line>
        <draw:frame draw:style-name="gr8" draw:text-style-name="P10" draw:layer="layout" svg:width="2.085cm" svg:height="0.725cm" svg:x="18.213cm" svg:y="16.912cm">
          <draw:text-box>
            <text:p><text:span text:style-name="T2">Z15,Z16</text:span></text:p>
          </draw:text-box>
        </draw:frame>
        <draw:line draw:style-name="gr7" draw:text-style-name="P4" draw:layer="layout" svg:x1="15.395cm" svg:y1="16.959cm" svg:x2="15.557cm" svg:y2="16.832cm">
          <text:p/>
        </draw:line>
        <draw:frame draw:style-name="gr9" draw:text-style-name="P12" draw:layer="layout" svg:width="0.223cm" svg:height="0.569cm" svg:x="15.236cm" svg:y="16.599cm">
          <draw:text-box>
            <text:p text:style-name="P11"><text:span text:style-name="T9">3</text:span></text:p>
          </draw:text-box>
        </draw:frame>
        <draw:line draw:style-name="gr7" draw:text-style-name="P4" draw:layer="layout" svg:x1="16.404cm" svg:y1="16.96cm" svg:x2="16.566cm" svg:y2="16.833cm">
          <text:p/>
        </draw:line>
        <draw:frame draw:style-name="gr10" draw:text-style-name="P12" draw:layer="layout" svg:width="0.84cm" svg:height="0.887cm" svg:x="15.807cm" svg:y="16.6cm">
          <draw:text-box>
            <text:p text:style-name="P11"><text:span text:style-name="T9">13</text:span></text:p>
          </draw:text-box>
        </draw:frame>
        <draw:line draw:style-name="gr7" draw:text-style-name="P4" draw:layer="layout" svg:x1="18.212cm" svg:y1="16.96cm" svg:x2="18.374cm" svg:y2="16.833cm">
          <text:p/>
        </draw:line>
        <draw:frame draw:style-name="gr9" draw:text-style-name="P12" draw:layer="layout" svg:width="0.223cm" svg:height="0.569cm" svg:x="18.053cm" svg:y="16.6cm">
          <draw:text-box>
            <text:p text:style-name="P11"><text:span text:style-name="T9">2</text:span></text:p>
          </draw:text-box>
        </draw:frame>
        <draw:line draw:style-name="gr2" draw:text-style-name="P4" draw:layer="layout" svg:x1="15.446cm" svg:y1="20.748cm" svg:x2="15.446cm" svg:y2="22.822cm">
          <text:p/>
        </draw:line>
        <draw:frame draw:style-name="gr8" draw:text-style-name="P10" draw:layer="layout" svg:width="1.611cm" svg:height="0.725cm" svg:x="14.012cm" svg:y="21.229cm">
          <draw:text-box>
            <text:p><text:span text:style-name="T2">Z1,Z2</text:span></text:p>
          </draw:text-box>
        </draw:frame>
        <draw:line draw:style-name="gr7" draw:text-style-name="P4" draw:layer="layout" svg:x1="15.396cm" svg:y1="21.277cm" svg:x2="15.558cm" svg:y2="21.15cm">
          <text:p/>
        </draw:line>
        <draw:frame draw:style-name="gr9" draw:text-style-name="P12" draw:layer="layout" svg:width="0.223cm" svg:height="0.569cm" svg:x="15.237cm" svg:y="20.917cm">
          <draw:text-box>
            <text:p text:style-name="P11"><text:span text:style-name="T9">3</text:span></text:p>
          </draw:text-box>
        </draw:frame>
        <draw:line draw:style-name="gr2" draw:text-style-name="P4" draw:layer="layout" svg:x1="16.48cm" svg:y1="20.748cm" svg:x2="16.48cm" svg:y2="22.822cm">
          <text:p/>
        </draw:line>
        <draw:frame draw:style-name="gr8" draw:text-style-name="P10" draw:layer="layout" svg:width="2.085cm" svg:height="1.199cm" svg:x="16.432cm" svg:y="21.23cm">
          <draw:text-box>
            <text:p><text:span text:style-name="T2">Z3-5,</text:span></text:p>
            <text:p><text:span text:style-name="T2">Z15,Z16</text:span></text:p>
          </draw:text-box>
        </draw:frame>
        <draw:line draw:style-name="gr7" draw:text-style-name="P4" draw:layer="layout" svg:x1="16.404cm" svg:y1="21.278cm" svg:x2="16.566cm" svg:y2="21.151cm">
          <text:p/>
        </draw:line>
        <draw:frame draw:style-name="gr10" draw:text-style-name="P12" draw:layer="layout" svg:width="0.84cm" svg:height="0.887cm" svg:x="15.94cm" svg:y="20.918cm">
          <draw:text-box>
            <text:p text:style-name="P11"><text:span text:style-name="T9">5</text:span></text:p>
          </draw:text-box>
        </draw:frame>
        <draw:frame draw:style-name="gr8" draw:text-style-name="P10" draw:layer="layout" svg:width="3.431cm" svg:height="0.725cm" svg:x="18.207cm" svg:y="21.239cm">
          <draw:text-box>
            <text:p><text:span text:style-name="T2">Z6-13, Z16,Z17</text:span></text:p>
          </draw:text-box>
        </draw:frame>
        <draw:line draw:style-name="gr7" draw:text-style-name="P4" draw:layer="layout" svg:x1="23.752cm" svg:y1="22.992cm" svg:x2="23.914cm" svg:y2="22.865cm">
          <text:p/>
        </draw:line>
        <draw:frame draw:style-name="gr10" draw:text-style-name="P12" draw:layer="layout" svg:width="1.048cm" svg:height="0.887cm" svg:x="23.418cm" svg:y="22.441cm">
          <draw:text-box>
            <text:p text:style-name="P11"><text:span text:style-name="T9">10</text:span></text:p>
          </draw:text-box>
        </draw:frame>
        <draw:polyline draw:style-name="gr7" draw:text-style-name="P4" draw:layer="layout" svg:width="2.412cm" svg:height="4.568cm" draw:transform="rotate (-1.5707963267949) translate (22.845cm 20.748cm)" svg:viewBox="0 0 2413 4569" draw:points="0,4569 2413,4569 2413,0">
          <text:p/>
        </draw:polyline>
        <draw:frame draw:style-name="gr8" draw:text-style-name="P10" draw:layer="layout" svg:width="1.328cm" svg:height="0.725cm" svg:x="23.648cm" svg:y="19.176cm">
          <draw:text-box>
            <text:p><text:span text:style-name="T2">CLK</text:span></text:p>
          </draw:text-box>
        </draw:frame>
        <draw:line draw:style-name="gr2" draw:text-style-name="P4" draw:layer="layout" svg:x1="23.736cm" svg:y1="19.541cm" svg:x2="20.536cm" svg:y2="19.541cm">
          <text:p/>
        </draw:line>
        <draw:custom-shape draw:style-name="gr11" draw:text-style-name="P1" draw:layer="layout" svg:width="0.313cm" svg:height="0.313cm" draw:transform="rotate (1.5707963267949) translate (20.211cm 19.7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88cm" svg:height="0.719cm" draw:transform="rotate (-3.14159265358979) translate (22.363cm 21.9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2" draw:text-style-name="P1" draw:layer="layout" svg:width="0.699cm" svg:height="0.857cm" draw:transform="rotate (-1.5707963267949) translate (23.278cm 22.589cm)" draw:kind="cut" draw:start-angle="0" draw:end-angle="180">
          <text:p/>
        </draw:ellipse>
        <draw:custom-shape draw:style-name="gr11" draw:text-style-name="P1" draw:layer="layout" svg:width="0.143cm" svg:height="0.143cm" svg:x="21.997cm" svg:y="2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4" draw:layer="layout" svg:width="0.634cm" svg:height="0.776cm" draw:transform="rotate (-1.5707963267949) translate (22.851cm 22.081cm)" svg:viewBox="0 0 635 777" draw:points="0,777 635,777 635,0 635,6">
          <text:p/>
        </draw:polyline>
        <draw:line draw:style-name="gr7" draw:text-style-name="P4" draw:layer="layout" svg:x1="22.059cm" svg:y1="21.213cm" svg:x2="22.059cm" svg:y2="19.541cm">
          <text:p/>
        </draw:line>
        <draw:custom-shape draw:style-name="gr13" draw:text-style-name="P13" draw:layer="layout" svg:width="0.105cm" svg:height="0.105cm" svg:x="22.01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23.276cm" svg:y1="22.928cm" svg:x2="24.659cm" svg:y2="22.928cm">
          <text:p/>
        </draw:line>
        <draw:frame draw:style-name="gr8" draw:text-style-name="P10" draw:layer="layout" svg:width="3.431cm" svg:height="0.725cm" svg:x="24.407cm" svg:y="22.542cm">
          <draw:text-box>
            <text:p><text:span text:style-name="T2">Z6-13, Z16,Z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3:20:13.751440835</meta:creation-date>
    <dc:date>2019-05-05T14:49:42.062133920</dc:date>
    <meta:editing-duration>PT7M45S</meta:editing-duration>
    <meta:editing-cycles>2</meta:editing-cycles>
    <meta:generator>LibreOffice/5.1.6.2$Linux_X86_64 LibreOffice_project/10m0$Build-2</meta:generator>
    <meta:document-statistic meta:object-count="82"/>
  </office:meta>
</office:document-meta>
</file>